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ource Code Pro" svg:font-family="'Source Code Pro'"/>
    <style:font-face style:name="FreeSans1" svg:font-family="FreeSans" style:font-family-generic="swiss"/>
    <style:font-face style:name="LMMono10" svg:font-family="LMMono10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429cm"/>
    </style:style>
    <style:style style:name="Tabela1.E" style:family="table-column">
      <style:table-column-properties style:column-width="2.536cm"/>
    </style:style>
    <style:style style:name="Tabela1.F" style:family="table-column">
      <style:table-column-properties style:column-width="2.321cm"/>
    </style:style>
    <style:style style:name="Tabela1.G" style:family="table-column">
      <style:table-column-properties style:column-width="2.4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2.429cm" style:rel-column-width="9362*"/>
    </style:style>
    <style:style style:name="Tabela2.C" style:family="table-column">
      <style:table-column-properties style:column-width="2.429cm" style:rel-column-width="936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" style:family="paragraph" style:parent-style-name="Table_20_Heading">
      <style:text-properties fo:background-color="transparent"/>
    </style:style>
    <style:style style:name="P5" style:family="paragraph" style:parent-style-name="Standard">
      <style:paragraph-properties fo:margin-left="0cm" fo:margin-right="0cm" fo:margin-top="0.3cm" fo:margin-bottom="0.101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.4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99cm" fo:margin-bottom="0.199cm"/>
    </style:style>
    <style:style style:name="P8" style:family="paragraph" style:parent-style-name="Standard">
      <style:paragraph-properties fo:margin-top="0.199cm" fo:margin-bottom="0.199cm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3cm" fo:margin-bottom="0.101cm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.101cm" fo:text-indent="0.767cm" style:auto-text-indent="false"/>
    </style:style>
    <style:style style:name="P11" style:family="paragraph" style:parent-style-name="Standard">
      <style:paragraph-properties fo:margin-top="0.4cm" fo:margin-bottom="0.199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2.17cm" style:type="right"/>
          <style:tab-stop style:position="2.54cm"/>
        </style:tab-stops>
      </style:paragraph-properties>
    </style:style>
    <style:style style:name="P13" style:family="paragraph" style:parent-style-name="Standard">
      <style:paragraph-properties fo:text-align="center" style:justify-single-word="false">
        <style:tab-stops>
          <style:tab-stop style:position="2.17cm" style:type="right"/>
          <style:tab-stop style:position="2.54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top="0cm" fo:margin-bottom="0.101cm"/>
    </style:style>
    <style:style style:name="P15" style:family="paragraph" style:parent-style-name="Standard">
      <style:paragraph-properties fo:margin-left="0cm" fo:margin-right="0cm" fo:margin-top="0.4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.3cm" fo:margin-bottom="0.101cm" fo:line-height="0.7cm" fo:text-indent="0cm" style:auto-text-indent="false"/>
    </style:style>
    <style:style style:name="P17" style:family="paragraph" style:parent-style-name="Standard">
      <style:paragraph-properties fo:margin-left="0cm" fo:margin-right="0cm" fo:line-height="0.7cm" fo:text-indent="0.767cm" style:auto-text-indent="false"/>
    </style:style>
    <style:style style:name="P18" style:family="paragraph" style:parent-style-name="Standard">
      <style:paragraph-properties fo:margin-left="0cm" fo:margin-right="0cm" fo:margin-top="0cm" fo:margin-bottom="0.101cm" fo:text-indent="0.767cm" style:auto-text-indent="false"/>
    </style:style>
    <style:style style:name="P19" style:family="paragraph" style:parent-style-name="Standard">
      <style:paragraph-properties fo:margin-left="0cm" fo:margin-right="0cm" fo:margin-top="0cm" fo:margin-bottom="0.101cm" fo:line-height="0.7cm" fo:text-indent="0.767cm" style:auto-text-indent="false"/>
    </style:style>
    <style:style style:name="P20" style:family="paragraph" style:parent-style-name="Standard">
      <style:paragraph-properties fo:margin-left="0cm" fo:margin-right="0cm" fo:margin-top="0cm" fo:margin-bottom="0.101cm" fo:line-height="0.7cm" fo:text-indent="0.767cm" style:auto-text-indent="false"/>
      <style:text-properties style:font-name="LMMono10" fo:font-size="8pt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.101cm" fo:line-height="0.7cm" fo:text-indent="0.767cm" style:auto-text-indent="false"/>
      <style:text-properties fo:color="#ff0000"/>
    </style:style>
    <style:style style:name="P22" style:family="paragraph" style:parent-style-name="Standard">
      <style:paragraph-properties fo:margin-top="0.3cm" fo:margin-bottom="0.101cm" fo:line-height="0.7cm"/>
    </style:style>
    <style:style style:name="T1" style:family="text">
      <style:text-properties fo:font-size="14pt" fo:font-weight="bold" fo:background-color="#c0c0c0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LMMono10"/>
    </style:style>
    <style:style style:name="T5" style:family="text">
      <style:text-properties style:font-name="LMMono10" fo:font-size="8pt" style:font-size-asian="8pt" style:font-size-complex="8pt"/>
    </style:style>
    <style:style style:name="T6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Mechanizm współdzielonych obiektów oparty o rozproszoną bazę danych Cassandra</text:p>
      <text:p text:style-name="P12"/>
      <text:p text:style-name="P12">Marcin Biernacki, Filip Rachwalak</text:p>
      <text:p text:style-name="Standard"/>
      <text:p text:style-name="Standard"/>
      <text:p text:style-name="Standard"/>
      <text:p text:style-name="Standard"/>
      <text:p text:style-name="P8">CEL I OPIS PROJEKTU:</text:p>
      <text:p text:style-name="P19">Głównym celem projektu jest dostarczenie oprogramowania umożliwiającego zarządzanie dowolnie zdefiniowanymi obiektami w rozproszonej bazie danych przy zachowaniu jej spójności. Użytkownik implementuje klasę, której obiekty będą serializowane i zapisywane w bazie, oraz interfejs (menedżer tej klasy) umożliwiający dokonywanie zmian w bazie.</text:p>
      <text:p text:style-name="P19"><text:span text:style-name="T3">Implementacja zakłada stałą liczbę węzłów utrzymującą komunikację – traktujemy ten system jako middleware. Pakiet hecuba zawiera implementację mechanizmu a pakiet railroad przykładowe użycie. </text:span></text:p>
      <text:p text:style-name="P11">SCHEMAT BAZ DANYCH: </text:p>
      <text:p text:style-name="P7"><text:span text:style-name="T1"><text:s text:c="7"/></text:span><text:s/>- Primary Key</text:p>
      <text:p text:style-name="P5">Tabela LogEntries: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Table_20_Heading">NAZWA</text:p>
          </table:table-cell>
          <table:table-cell table:style-name="Tabela1.B1" office:value-type="string">
            <text:p text:style-name="P4">id</text:p>
          </table:table-cell>
          <table:table-cell table:style-name="Tabela1.A1" office:value-type="string">
            <text:p text:style-name="Table_20_Heading">logType</text:p>
          </table:table-cell>
          <table:table-cell table:style-name="Tabela1.A1" office:value-type="string">
            <text:p text:style-name="Table_20_Heading">authorId</text:p>
          </table:table-cell>
          <table:table-cell table:style-name="Tabela1.A1" office:value-type="string">
            <text:p text:style-name="Table_20_Heading">timeCreated</text:p>
          </table:table-cell>
          <table:table-cell table:style-name="Tabela1.A1" office:value-type="string">
            <text:p text:style-name="Table_20_Heading">targets</text:p>
          </table:table-cell>
          <table:table-cell table:style-name="Tabela1.G1" office:value-type="string">
            <text:p text:style-name="Table_20_Heading">parent</text:p>
          </table:table-cell>
        </table:table-row>
        <table:table-row>
          <table:table-cell table:style-name="Tabela1.A2" office:value-type="string">
            <text:p text:style-name="P2">TYP</text:p>
          </table:table-cell>
          <table:table-cell table:style-name="Tabela1.B2" office:value-type="string">
            <text:p text:style-name="P3">uuid</text:p>
          </table:table-cell>
          <table:table-cell table:style-name="Tabela1.C2" office:value-type="string">
            <text:p text:style-name="P1">text</text:p>
          </table:table-cell>
          <table:table-cell table:style-name="Tabela1.D2" office:value-type="string">
            <text:p text:style-name="P1">text</text:p>
          </table:table-cell>
          <table:table-cell table:style-name="Tabela1.E2" office:value-type="string">
            <text:p text:style-name="P1">bigint</text:p>
          </table:table-cell>
          <table:table-cell table:style-name="Tabela1.F2" office:value-type="string">
            <text:p text:style-name="P1">list&lt;uuid&gt;</text:p>
          </table:table-cell>
          <table:table-cell table:style-name="Tabela1.G2" office:value-type="string">
            <text:p text:style-name="P1">uuid</text:p>
          </table:table-cell>
        </table:table-row>
      </table:table>
      <text:p text:style-name="P22">Tabela LogEntries używana jest do komunikacji między węzłami. W każdym wierszu umieszczane są następujące dane:</text:p>
      <text:list xml:id="list1357371036" text:style-name="L1">
        <text:list-item>
          <text:p text:style-name="P14">id – identyfikator akcji w postaci 128-bitowego UUID,</text:p>
        </text:list-item>
        <text:list-item>
          <text:p text:style-name="P14">logType – wartość tekstowa zawierająca rodzaj wiadomości (REQUEST, AGREE, ACQUIRED),</text:p>
        </text:list-item>
        <text:list-item>
          <text:p text:style-name="P14">authorId – identyfikator autora obiektu, który jest tworzony podczas uruchamiania aplikacji,</text:p>
        </text:list-item>
        <text:list-item>
          <text:p text:style-name="P14">timeCreated – czas stworzenia wiersza zapisany jako unix timestamp,</text:p>
        </text:list-item>
        <text:list-item>
          <text:p text:style-name="P14">targets – lista obiektów, których dotyczy akcja (REQUEST, AGREE, itd.),</text:p>
        </text:list-item>
        <text:list-item>
          <text:p text:style-name="P14">parent – w przypadku odpowiedzi na REQUEST, jest to jego identyfikator.</text:p>
        </text:list-item>
      </text:list>
      <text:p text:style-name="P9">Tabela ObjectEntries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column table:style-name="Tabela2.C" table:number-columns-repeated="2"/>
        <table:table-column table:style-name="Tabela2.B"/>
        <table:table-row>
          <table:table-cell table:style-name="Tabela2.A1" office:value-type="string">
            <text:p text:style-name="Table_20_Heading">NAZWA</text:p>
          </table:table-cell>
          <table:table-cell table:style-name="Tabela2.B1" office:value-type="string">
            <text:p text:style-name="Table_20_Heading">objectId</text:p>
          </table:table-cell>
          <table:table-cell table:style-name="Tabela2.A1" office:value-type="string">
            <text:p text:style-name="Table_20_Heading">objectType</text:p>
          </table:table-cell>
          <table:table-cell table:style-name="Tabela2.A1" office:value-type="string">
            <text:p text:style-name="Table_20_Heading">authorId</text:p>
          </table:table-cell>
          <table:table-cell table:style-name="Tabela2.A1" office:value-type="string">
            <text:p text:style-name="Table_20_Heading">lastUpdate</text:p>
          </table:table-cell>
          <table:table-cell table:style-name="Tabela2.A1" office:value-type="string">
            <text:p text:style-name="Table_20_Heading">version</text:p>
          </table:table-cell>
          <table:table-cell table:style-name="Tabela2.G1" office:value-type="string">
            <text:p text:style-name="Table_20_Heading">content</text:p>
          </table:table-cell>
        </table:table-row>
        <table:table-row>
          <table:table-cell table:style-name="Tabela2.A2" office:value-type="string">
            <text:p text:style-name="P2">TYP</text:p>
          </table:table-cell>
          <table:table-cell table:style-name="Tabela2.B2" office:value-type="string">
            <text:p text:style-name="P1">uuid</text:p>
          </table:table-cell>
          <table:table-cell table:style-name="Tabela2.C2" office:value-type="string">
            <text:p text:style-name="P1">text</text:p>
          </table:table-cell>
          <table:table-cell table:style-name="Tabela2.D2" office:value-type="string">
            <text:p text:style-name="P1">text</text:p>
          </table:table-cell>
          <table:table-cell table:style-name="Tabela2.E2" office:value-type="string">
            <text:p text:style-name="P1">bigint</text:p>
          </table:table-cell>
          <table:table-cell table:style-name="Tabela2.F2" office:value-type="string">
            <text:p text:style-name="P1">bigint</text:p>
          </table:table-cell>
          <table:table-cell table:style-name="Tabela2.G2" office:value-type="string">
            <text:p text:style-name="P1">text</text:p>
          </table:table-cell>
        </table:table-row>
      </table:table>
      <text:p text:style-name="P16">Wewnątrz tabeli ObjectEntries umieszczane będą serializowane obiekty. Każdy obiekt zawiera następujące pola:</text:p>
      <text:list xml:id="list1614461785" text:continue-numbering="true" text:style-name="L1">
        <text:list-item>
          <text:p text:style-name="P14">objectId – identyfikator obiektu w postaci 128-bitowego UUID</text:p>
        </text:list-item>
        <text:list-item>
          <text:p text:style-name="P14"><text:soft-page-break/>objectType – typ obiektu </text:p>
        </text:list-item>
        <text:list-item>
          <text:p text:style-name="P14">authorId – identyfikator autora obiektu, który jest tworzony podczas uruchamiania aplikacji</text:p>
        </text:list-item>
        <text:list-item>
          <text:p text:style-name="P14">lastUpdate – czas ostatniej aktualizacji obiektu zapisany jako unix timestamp</text:p>
        </text:list-item>
        <text:list-item>
          <text:p text:style-name="P14">version – numer wersji obiektu inkrementowany podczas każdej modyfikacji</text:p>
        </text:list-item>
        <text:list-item>
          <text:p text:style-name="P14">content – główna kolumna, w której zapisywany jest efekt serializacji obiektu do JSON'a, a następnie do stringa</text:p>
        </text:list-item>
      </text:list>
      <text:p text:style-name="P6"/>
      <text:p text:style-name="P6">SZCZEGÓŁY IMPLEMENTACJI:</text:p>
      <text:p text:style-name="P17">Podstawową klasą jest SharedObject – klasa, która potrafi się serializować do JSON'a. Rozszerzając ją tworzymy własne typy współdzielonych obiektów. Obiektami zarządza ObjectManager (BasicObjectManager), który korzysta z CriticalSectionManager (LamportLikeMutualExclusion) do wdrożenia logiki algorytmu. Programista jeśli chce zarządzać (dodawać, modyfikować, usuwać, wyświetlać) <text:span text:style-name="T2">swoimi</text:span><text:span text:style-name="T3"> obiektami, musi robić to za pomocą ObjectManagera – metodami create, update, delete, get, itd.</text:span></text:p>
      <text:p text:style-name="P17">Serializacja dostępu opiera się o algorytm wzorowany na koncepcjach Lamporta/Richarda-Agrawali. Węzeł zapisuje w bazie danych wiersz typu REQUEST i oczekuje na potwierdzenia AGREE od innych węzłów. Identyfikator węzła (losowe UUID) oraz wartość zegara (zapisana w każdym wierszu logu) są brane pod uwagę w określaniu pierwszeństwa. Każdy wpis logu zawiera identyfikator wpisu nadrzędnego tzw. „parenta” (relacja między requestem a potwierdzeniem) co porządkuje komunikację. <text:span text:style-name="T6">&lt;DOPISAĆ COŚ O ACQUIRED&gt;</text:span></text:p>
      <text:p text:style-name="P17"/>
      <text:p text:style-name="P6">PRZYKŁADOWA IMPLEMENTACJA – POCIĄGI:</text:p>
      <text:p text:style-name="P19">W przypadku poniższego projektu obiektami tworzonymi i zarządzanymi przez użytkownika są pociągi oraz miejsca zajmowane wewnątrz nich. Użytkownik może – poprzez interfejs konsolowy (menedżer klasy <text:span text:style-name="T4">TrainManager</text:span>) – stworzyć pociąg (klasa <text:span text:style-name="T4">Train</text:span>) o określonej nazwie oraz ilości miejsc, które może zajmować. Zajmowanie miejsc może odbyć się wprost - „chcę miejsce nr 5 dla Jana Kowalskiego”, albo „chcę pierwsze wolne miejsce dla Jana Kowalskiego”. W obydwu przypadkach zanim miejsce zostanie przydzielone, sprawdzony zostanie warunek, czy wewnątrz obiektu Train, do którego odnosi się rezerwacja to miejsce nie jest już zajęte. Jeśli jest, rejestracja nie powiedzie się.</text:p>
      <text:p text:style-name="P19">Interfejs umożliwia uruchomienie przydzielania pasażerów do wolnych miejsc w losowym odcinku czasowym (który można zmienić wewnątrz programu). Aplikacja sprawdza listę wolnych miejsc i po losowym wybraniu miejsca przydziela je pasażerowi. Możliwe jest również losowe usuwanie rezerwacji, które przebiega podobnie – co losową ilość sekund usuwamy jedno z już zajętych miejsc.</text:p>
      <text:p text:style-name="P17"><text:soft-page-break/></text:p>
      <text:p text:style-name="P6">URUCHOMIENIE APLIKACJI:</text:p>
      <text:p text:style-name="P19">Skrypty:</text:p>
      <text:p text:style-name="P21">&lt;TUTAJ DOŁOŻYĆ SKRYPTY – JAK TO SIĘ URUCHAMIA&gt;</text:p>
      <text:p text:style-name="P10">Testy:</text:p>
      <text:p text:style-name="P20">mvn clean test </text:p>
      <text:p text:style-name="P19">Komenda uruchomieniowa: </text:p>
      <text:p text:style-name="P20">mvn compile exec:java -Dexec.mainClass="pl.poznan.put.cs.dsg.srds.cassandra.Main" -Dexec.args="127.0.0.1 2"</text:p>
      <text:p text:style-name="P10">hg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ource Code Pro" svg:font-family="'Source Code Pro'"/>
    <style:font-face style:name="FreeSans1" svg:font-family="FreeSans" style:font-family-generic="swiss"/>
    <style:font-face style:name="LMMono10" svg:font-family="LMMono10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</meta:initial-creator>
    <meta:creation-date>2015-06-11T11:47:13</meta:creation-date>
    <dc:date>2015-06-17T12:07:52</dc:date>
    <dc:creator>Filip </dc:creator>
    <meta:editing-duration>PT46M51S</meta:editing-duration>
    <meta:editing-cycles>6</meta:editing-cycles>
    <meta:generator>LibreOffice/3.5$Linux_X86_64 LibreOffice_project/350m1$Build-2</meta:generator>
    <meta:document-statistic meta:table-count="2" meta:image-count="0" meta:object-count="0" meta:page-count="3" meta:paragraph-count="65" meta:word-count="569" meta:character-count="4327" meta:non-whitespace-character-count="3821"/>
  </office:meta>
</office:document-meta>
</file>